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 pri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st baseli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n option 0</text:p>
          </table:table-cell>
          <table:table-cell office:value-type="string" calcext:value-type="string">
            <text:p>100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PCA</text:p>
          </table:table-cell>
          <table:table-cell office:value-type="float" office:value="14.72" calcext:value-type="float">
            <text:p>14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using any additons</text:p>
          </table:table-cell>
          <table:table-cell office:value-type="float" office:value="11.95" calcext:value-type="float">
            <text:p>11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18:11.761691248</meta:creation-date>
    <dc:date>2022-08-15T19:21:20.558155015</dc:date>
    <meta:editing-duration>PT2H42M48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